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0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zepterarbeitu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tersstatist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rammierumgebung vorbereiten, erste Datenumwandlungen, Zuornung von Regierungsbezirke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inderbetreuung Plaetze je Einwoh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ordnung von Landkreisen, erste Graphik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chueler Lehrer pro Einwohner und alle Schulen zamschmeisse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94 95 Haeuser Wohnungen zusammen</text:p>
          </table:table-cell>
          <table:table-cell table:number-columns-repeated="2"/>
          <table:table-cell office:value-type="string" calcext:value-type="string">
            <text:p>einfach nur 95</text:p>
          </table:table-cell>
        </table:table-row>
        <table:table-row table:style-name="ro1">
          <table:table-cell office:value-type="string" calcext:value-type="string">
            <text:p>GitHub setup, plots (cutoffs)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8.1.18</text:p>
          </table:table-cell>
          <table:table-cell/>
          <table:table-cell office:value-type="string" calcext:value-type="string">
            <text:p>104 105 zam</text:p>
          </table:table-cell>
          <table:table-cell table:number-columns-repeated="2"/>
          <table:table-cell office:value-type="string" calcext:value-type="string">
            <text:p>einfach nur 105</text:p>
          </table:table-cell>
        </table:table-row>
        <table:table-row table:style-name="ro1">
          <table:table-cell office:value-type="string" calcext:value-type="string">
            <text:p>Plot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0.01.18</text:p>
          </table:table-cell>
          <table:table-cell/>
          <table:table-cell office:value-type="string" calcext:value-type="string">
            <text:p>121 122 123 z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prechung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10.01.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tersstrukt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1.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6.1.18</text:p>
          </table:table-cell>
          <table:table-cell office:value-type="string" calcext:value-type="string">
            <text:p>altersstruktu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8.1.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29.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ardize all plots, Engelsberg labels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30.1.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Style plots, lower/greater perc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.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erbayern Vergleich, explanations etc.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.2.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sprechung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40*[.B17]" office:value-type="float" office:value="600" calcext:value-type="float">
            <text:p>6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18:28:58.04367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22:32:44.449943876</meta:creation-date>
    <dc:date>2019-02-20T18:37:04.990568020</dc:date>
    <meta:editing-duration>PT5H17M49S</meta:editing-duration>
    <meta:editing-cycles>20</meta:editing-cycles>
    <meta:generator>LibreOffice/6.2.0.3$Linux_X86_64 LibreOffice_project/20$Build-3</meta:generator>
    <meta:document-statistic meta:table-count="1" meta:cell-count="50" meta:object-count="0"/>
  </office:meta>
</office:document-meta>
</file>